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Seg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gment.getObjec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Segment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Segment.writeConten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Segment.addObject( AbstractAFP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gment.PageSeg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gmen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